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fo:font-size="4pt" style:font-size-asian="4pt" style:font-size-complex="4pt"/>
    </style:style>
    <style:style style:name="P3" style:family="paragraph">
      <style:text-properties style:font-name="Times New Roman" fo:font-size="4pt" style:font-size-asian="4pt" style:font-size-complex="4pt"/>
    </style:style>
    <style:style style:name="T1" style:family="text">
      <style:text-properties style:font-name="Times New Roman" fo:font-size="4pt" style:font-size-asian="4pt" style:font-size-complex="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tyle:run-through="foreground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style:run-through="foreground"/>
    </style:style>
    <style:style style:name="gr5" style:family="graphic">
      <style:graphic-properties draw:stroke="dash" draw:stroke-dash="Ultrafine_20_Dashed" draw:textarea-horizontal-align="center" draw:textarea-vertical-align="middle" style:run-through="foreground"/>
    </style:style>
    <style:style style:name="gr6" style:family="graphic">
      <style:graphic-properties draw:stroke="none" svg:stroke-color="#000000" draw:fill="none" draw:fill-color="#ffffff" fo:min-height="0.16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center" draw:textarea-vertical-align="middle" style:run-through="foreground"/>
    </style:style>
    <style:style style:name="gr8" style:family="graphic">
      <style:graphic-properties draw:stroke="none" svg:stroke-color="#000000" draw:fill="none" draw:fill-color="#ffffff" fo:min-height="0.168cm" style:run-through="foreground"/>
    </style:style>
    <style:style style:name="gr9" style:family="graphic">
      <style:graphic-properties style:run-through="foreground"/>
    </style:style>
    <style:style style:name="gr10" style:family="graphic">
      <style:graphic-properties draw:stroke="none" svg:stroke-color="#000000" draw:fill="none" draw:fill-color="#ffffff" fo:min-height="0.226cm" style:run-through="foreground"/>
    </style:style>
    <style:style style:name="gr11" style:family="graphic">
      <style:graphic-properties draw:stroke="none" svg:stroke-color="#000000" draw:fill="none" draw:fill-color="#ffffff" fo:min-height="0.18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15" draw:style-name="gr3"><draw:g draw:style-name="gr9"><draw:line draw:style-name="gr7" draw:text-style-name="P1" svg:x1="3.177cm" svg:y1="0.754cm" svg:x2="3.177cm" svg:y2="0.592cm"><text:p/></draw:line><draw:line draw:style-name="gr7" draw:text-style-name="P1" svg:x1="2.944cm" svg:y1="0.679cm" svg:x2="3.173cm" svg:y2="0.679cm"><text:p/></draw:line><draw:line draw:style-name="gr7" draw:text-style-name="P1" svg:x1="2.944cm" svg:y1="1.291cm" svg:x2="2.944cm" svg:y2="0.679cm"><text:p/></draw:line></draw:g><draw:frame draw:style-name="gr10" draw:text-style-name="P3" svg:width="0.528cm" svg:height="0.227cm" svg:x="3.203cm" svg:y="0.587cm"><draw:text-box><text:p text:style-name="P2"><text:span text:style-name="T1">D4: 0.5</text:span></text:p></draw:text-box></draw:frame></draw:g><draw:g text:anchor-type="paragraph" draw:z-index="14" draw:style-name="gr3"><draw:line draw:style-name="gr7" draw:text-style-name="P1" svg:x1="1.827cm" svg:y1="0.415cm" svg:x2="2.056cm" svg:y2="0.415cm"><text:p/></draw:line><draw:line draw:style-name="gr7" draw:text-style-name="P1" svg:x1="1.827cm" svg:y1="0.868cm" svg:x2="1.827cm" svg:y2="0.415cm"><text:p/></draw:line><draw:line draw:style-name="gr7" draw:text-style-name="P1" svg:x1="2.056cm" svg:y1="0.582cm" svg:x2="2.056cm" svg:y2="0.27cm"><text:p/></draw:line><draw:frame draw:style-name="gr8" draw:text-style-name="P3" svg:width="0.528cm" svg:height="0.324cm" svg:x="2.1cm" svg:y="0.27cm"><draw:text-box><text:p text:style-name="P2"><text:span text:style-name="T1">P2: 2x2</text:span></text:p><text:p text:style-name="P2"><text:span text:style-name="T1">D2: 0.2</text:span></text:p></draw:text-box></draw:frame></draw:g><draw:g text:anchor-type="paragraph" draw:z-index="13" draw:style-name="gr3"><draw:line draw:style-name="gr7" draw:text-style-name="P1" svg:x1="2.455cm" svg:y1="3.036cm" svg:x2="2.684cm" svg:y2="3.036cm"><text:p/></draw:line><draw:line draw:style-name="gr7" draw:text-style-name="P1" svg:x1="2.455cm" svg:y1="2.263cm" svg:x2="2.455cm" svg:y2="3.036cm"><text:p/></draw:line><draw:line draw:style-name="gr7" draw:text-style-name="P1" svg:x1="2.684cm" svg:y1="3.203cm" svg:x2="2.684cm" svg:y2="2.891cm"><text:p/></draw:line><draw:frame draw:style-name="gr8" draw:text-style-name="P3" svg:width="0.528cm" svg:height="0.324cm" svg:x="2.728cm" svg:y="2.891cm"><draw:text-box><text:p text:style-name="P2"><text:span text:style-name="T1">P3: 2x2</text:span></text:p><text:p text:style-name="P2"><text:span text:style-name="T1">D3: 0.3</text:span></text:p></draw:text-box></draw:frame></draw:g><draw:g text:anchor-type="paragraph" draw:z-index="12" draw:style-name="gr3"><draw:line draw:style-name="gr7" draw:text-style-name="P1" svg:x1="1.171cm" svg:y1="3.018cm" svg:x2="1.4cm" svg:y2="3.018cm"><text:p/></draw:line><draw:line draw:style-name="gr7" draw:text-style-name="P1" svg:x1="1.171cm" svg:y1="2.245cm" svg:x2="1.171cm" svg:y2="3.018cm"><text:p/></draw:line><draw:line draw:style-name="gr7" draw:text-style-name="P1" svg:x1="1.4cm" svg:y1="3.185cm" svg:x2="1.4cm" svg:y2="2.873cm"><text:p/></draw:line><draw:frame draw:style-name="gr8" draw:text-style-name="P3" svg:width="0.528cm" svg:height="0.324cm" svg:x="1.444cm" svg:y="2.873cm"><draw:text-box><text:p text:style-name="P2"><text:span text:style-name="T1">P1: 2x2</text:span></text:p><text:p text:style-name="P2"><text:span text:style-name="T1">D1: 0.1</text:span></text:p></draw:text-box></draw:frame></draw:g><draw:g text:anchor-type="paragraph" draw:z-index="10" draw:style-name="gr3"><draw:custom-shape draw:style-name="gr4" svg:width="0.193cm" svg:height="0.422cm" svg:x="2.15cm" svg:y="1.561cm"><text:p/>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5444.5595854922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5" draw:text-style-name="P1" svg:x1="2.208cm" svg:y1="1.7cm" svg:x2="2.557cm" svg:y2="1.841cm"><text:p/></draw:line><draw:line draw:style-name="gr5" draw:text-style-name="P1" svg:x1="2.342cm" svg:y1="1.561cm" svg:x2="2.557cm" svg:y2="1.841cm"><text:p/></draw:line><draw:line draw:style-name="gr5" draw:text-style-name="P1" svg:x1="2.342cm" svg:y1="1.841cm" svg:x2="2.557cm" svg:y2="1.841cm"><text:p/></draw:line><draw:line draw:style-name="gr5" draw:text-style-name="P1" svg:x1="2.205cm" svg:y1="1.982cm" svg:x2="2.558cm" svg:y2="1.841cm"><text:p/></draw:line></draw:g><draw:g text:anchor-type="paragraph" draw:z-index="9" draw:style-name="gr3"><draw:custom-shape draw:style-name="gr4" svg:width="0.193cm" svg:height="0.422cm" svg:x="1.519cm" svg:y="1.6cm"><text:p/>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5444.5595854922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5" draw:text-style-name="P1" svg:x1="1.577cm" svg:y1="1.739cm" svg:x2="1.926cm" svg:y2="1.88cm"><text:p/></draw:line><draw:line draw:style-name="gr5" draw:text-style-name="P1" svg:x1="1.711cm" svg:y1="1.6cm" svg:x2="1.926cm" svg:y2="1.88cm"><text:p/></draw:line><draw:line draw:style-name="gr5" draw:text-style-name="P1" svg:x1="1.711cm" svg:y1="1.88cm" svg:x2="1.926cm" svg:y2="1.88cm"><text:p/></draw:line><draw:line draw:style-name="gr5" draw:text-style-name="P1" svg:x1="1.574cm" svg:y1="2.021cm" svg:x2="1.927cm" svg:y2="1.88cm"><text:p/></draw:line></draw:g><draw:g text:anchor-type="paragraph" draw:z-index="8" draw:style-name="gr3"><draw:custom-shape draw:style-name="gr4" svg:width="0.193cm" svg:height="0.422cm" svg:x="0.898cm" svg:y="1.591cm"><text:p/>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5444.5595854922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5" draw:text-style-name="P1" svg:x1="0.956cm" svg:y1="1.73cm" svg:x2="1.305cm" svg:y2="1.871cm"><text:p/></draw:line><draw:line draw:style-name="gr5" draw:text-style-name="P1" svg:x1="1.09cm" svg:y1="1.591cm" svg:x2="1.305cm" svg:y2="1.871cm"><text:p/></draw:line><draw:line draw:style-name="gr5" draw:text-style-name="P1" svg:x1="1.09cm" svg:y1="1.871cm" svg:x2="1.305cm" svg:y2="1.871cm"><text:p/></draw:line><draw:line draw:style-name="gr5" draw:text-style-name="P1" svg:x1="0.953cm" svg:y1="2.012cm" svg:x2="1.306cm" svg:y2="1.871cm"><text:p/></draw:line></draw:g><draw:g text:anchor-type="paragraph" draw:z-index="7" draw:style-name="gr3"><draw:custom-shape draw:style-name="gr4" svg:width="0.193cm" svg:height="0.422cm" svg:x="0.249cm" svg:y="1.591cm"><text:p/>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5444.5595854922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draw:style-name="gr5" draw:text-style-name="P1" svg:x1="0.307cm" svg:y1="1.73cm" svg:x2="0.656cm" svg:y2="1.871cm"><text:p/></draw:line><draw:line draw:style-name="gr5" draw:text-style-name="P1" svg:x1="0.441cm" svg:y1="1.591cm" svg:x2="0.656cm" svg:y2="1.871cm"><text:p/></draw:line><draw:line draw:style-name="gr5" draw:text-style-name="P1" svg:x1="0.441cm" svg:y1="1.871cm" svg:x2="0.656cm" svg:y2="1.871cm"><text:p/></draw:line><draw:line draw:style-name="gr5" draw:text-style-name="P1" svg:x1="0.304cm" svg:y1="2.012cm" svg:x2="0.657cm" svg:y2="1.871cm"><text:p/></draw:line></draw:g><draw:frame text:anchor-type="paragraph" draw:z-index="25" draw:style-name="gr11" draw:text-style-name="P3" svg:width="0.179cm" svg:height="0.184cm" svg:x="1.88cm" svg:y="2.621cm"><draw:text-box><text:p text:style-name="P3"><text:span text:style-name="T1">C3</text:span></text:p></draw:text-box></draw:frame><draw:frame text:anchor-type="paragraph" draw:z-index="24" draw:style-name="gr11" draw:text-style-name="P3" svg:width="0.179cm" svg:height="0.184cm" svg:x="1.295cm" svg:y="2.632cm"><draw:text-box><text:p text:style-name="P3"><text:span text:style-name="T1">C2</text:span></text:p></draw:text-box></draw:frame><draw:frame text:anchor-type="paragraph" draw:z-index="23" draw:style-name="gr11" draw:text-style-name="P3" svg:width="0.179cm" svg:height="0.184cm" svg:x="0.67cm" svg:y="2.642cm"><draw:text-box><text:p text:style-name="P3"><text:span text:style-name="T1">C1</text:span></text:p></draw:text-box></draw:frame><draw:frame text:anchor-type="paragraph" draw:z-index="22" draw:style-name="gr11" draw:text-style-name="P3" svg:width="0.234cm" svg:height="0.184cm" svg:x="1.88cm" svg:y="0.854cm"><draw:text-box><text:p text:style-name="P3"><text:span text:style-name="T1">128</text:span></text:p></draw:text-box></draw:frame><draw:frame text:anchor-type="paragraph" draw:z-index="21" draw:style-name="gr11" draw:text-style-name="P3" svg:width="0.179cm" svg:height="0.184cm" svg:x="1.319cm" svg:y="0.847cm"><draw:text-box><text:p text:style-name="P3"><text:span text:style-name="T1">64</text:span></text:p></draw:text-box></draw:frame><draw:frame text:anchor-type="paragraph" draw:z-index="20" draw:style-name="gr11" draw:text-style-name="P3" svg:width="0.179cm" svg:height="0.184cm" svg:x="0.69cm" svg:y="0.861cm"><draw:text-box><text:p text:style-name="P3"><text:span text:style-name="T1">32</text:span></text:p></draw:text-box></draw:frame><draw:frame text:anchor-type="paragraph" draw:z-index="19" draw:style-name="gr11" draw:text-style-name="P3" svg:width="0.174cm" svg:height="0.184cm" svg:x="3.538cm" svg:y="1.152cm"><draw:text-box><text:p text:style-name="P3"><text:span text:style-name="T1">16</text:span></text:p></draw:text-box></draw:frame><draw:frame text:anchor-type="paragraph" draw:z-index="18" draw:style-name="gr11" draw:text-style-name="P3" svg:width="0.338cm" svg:height="0.184cm" svg:x="2.581cm" svg:y="0.974cm"><draw:text-box><text:p text:style-name="P3"><text:span text:style-name="T1">1000</text:span></text:p></draw:text-box></draw:frame><draw:frame text:anchor-type="paragraph" draw:z-index="17" draw:style-name="gr11" draw:text-style-name="P3" svg:width="0.338cm" svg:height="0.184cm" svg:x="3.071cm" svg:y="0.982cm"><draw:text-box><text:p text:style-name="P3"><text:span text:style-name="T1">1000</text:span></text:p></draw:text-box></draw:frame><draw:frame text:anchor-type="paragraph" draw:z-index="16" draw:style-name="gr11" draw:text-style-name="P3" svg:width="0.338cm" svg:height="0.184cm" svg:x="-0.208cm" svg:y="4.078cm"><draw:text-box><text:p text:style-name="P3"><text:span text:style-name="T1">1000</text:span></text:p></draw:text-box></draw:frame><draw:frame text:anchor-type="paragraph" draw:z-index="11" draw:style-name="gr6" draw:text-style-name="P3" svg:width="0.705cm" svg:height="0.324cm" svg:x="-0.263cm" svg:y="0.612cm"><draw:text-box><text:p text:style-name="P2"><text:span text:style-name="T1">Input:</text:span></text:p><text:p text:style-name="P2"><text:span text:style-name="T1">1x256x192</text:span></text:p></draw:text-box></draw:frame><draw:rect text:anchor-type="paragraph" draw:z-index="6" draw:style-name="gr2" draw:text-style-name="P1" svg:width="0.149cm" svg:height="0.821cm" svg:x="3.563cm" svg:y="1.335cm"><text:p/></draw:rect><draw:rect text:anchor-type="paragraph" draw:z-index="5" draw:style-name="gr2" draw:text-style-name="P1" svg:width="0.244cm" svg:height="1.223cm" svg:x="3.089cm" svg:y="1.157cm"><text:p/></draw:rect><draw:rect text:anchor-type="paragraph" draw:z-index="4" draw:style-name="gr2" draw:text-style-name="P1" svg:width="0.237cm" svg:height="1.22cm" svg:x="2.614cm" svg:y="1.154cm"><text:p/></draw:rect><draw:custom-shape text:anchor-type="paragraph" draw:z-index="3" draw:style-name="gr1" svg:width="0.456cm" svg:height="1.853cm" svg:x="1.88cm" svg:y="0.769cm"><text:p/><draw:enhanced-geometry svg:viewBox="0 0 21600 21600" draw:glue-points="?f7 0 ?f6 ?f1 0 ?f10 ?f6 21600 ?f4 ?f10 21600 ?f9" draw:path-stretchpoint-x="10800" draw:path-stretchpoint-y="10800" draw:text-areas="0 ?f1 ?f4 ?f12" draw:type="cube" draw:modifiers="10508.1081081081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2" draw:style-name="gr1" svg:width="0.456cm" svg:height="1.853cm" svg:x="1.256cm" svg:y="0.78cm"><text:p/>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10508.1081081081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1" draw:style-name="gr1" svg:width="0.456cm" svg:height="1.853cm" svg:x="0.631cm" svg:y="0.79cm"><text:p/><draw:enhanced-geometry svg:viewBox="0 0 21600 21600" draw:glue-points="?f7 0 ?f6 ?f1 0 ?f10 ?f6 21600 ?f4 ?f10 21600 ?f9" draw:path-stretchpoint-x="10800" draw:path-stretchpoint-y="10800" draw:text-areas="0 ?f1 ?f4 ?f12" draw:type="cube" draw:modifiers="10508.1081081081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0" draw:style-name="gr1" svg:width="0.468cm" svg:height="1.885cm" svg:x="0.09cm" svg:y="0.79cm"><text:p/><draw:enhanced-geometry svg:viewBox="0 0 21600 21600" draw:glue-points="?f7 0 ?f6 ?f1 0 ?f10 ?f6 21600 ?f4 ?f10 21600 ?f9" draw:path-stretchpoint-x="10800" draw:path-stretchpoint-y="10800" draw:text-areas="0 ?f1 ?f4 ?f12" draw:type="cube" draw:modifiers="216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1:47:06.829029769</meta:creation-date>
    <dc:date>2017-11-23T12:16:20.316211255</dc:date>
    <meta:editing-duration>PT12M51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